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88241683065e5035f895a1577b70cea9" style:family="table-column">
      <style:table-column-properties fo:break-before="auto" style:use-optimal-column-width="false" style:column-width="6cm"/>
    </style:style>
    <style:style style:name="odsStyleTableColumn-b35a3f432cd7da21f519345d2188a75d" style:family="table-column">
      <style:table-column-properties fo:break-before="auto" style:use-optimal-column-width="false" style:column-width="5cm"/>
    </style:style>
    <style:style style:name="odsStyleTableColumn-fc4cffe96b72fe99da6a52078ea5fdb1" style:family="table-column">
      <style:table-column-properties fo:break-before="auto" style:use-optimal-column-width="false" style:column-width="3cm"/>
    </style:style>
    <style:style style:name="odsStyleTableCell-681bcf40c510c8d303d0c8ad150e6561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6b6ef82e9cbb57b6a9011697d9d8f75d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b02e679d428f983ce4134fb2eaa6a2fb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30f918fea7670679a9b3b75d409e7871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13d25d9ec83b0b60d129d9c368f661fb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31f5909194f24eb34bff009a550e05bd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88241683065e5035f895a1577b70cea9" table:default-cell-style-name="Default"/>
        <table:table-column table:style-name="odsStyleTableColumn-b35a3f432cd7da21f519345d2188a75d" table:default-cell-style-name="Default"/>
        <table:table-column table:style-name="odsStyleTableColumn-fc4cffe96b72fe99da6a52078ea5fdb1" table:default-cell-style-name="Default"/>
        <table:table-column table:style-name="odsStyleTableColumn-fc4cffe96b72fe99da6a52078ea5fdb1" table:default-cell-style-name="Default"/>
        <table:table-column table:style-name="odsStyleTableColumn-fc4cffe96b72fe99da6a52078ea5fdb1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681bcf40c510c8d303d0c8ad150e6561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6b6ef82e9cbb57b6a9011697d9d8f75d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6b6ef82e9cbb57b6a9011697d9d8f75d" table:number-columns-spanned="5" table:number-rows-spanned="1" office:value-type="string">
            <text:p>TABLA No. 75-24</text:p>
          </table:table-cell>
          <table:covered-table-cell table:number-columns-repeated="4"/>
        </table:table-row>
        <table:table-row table:style-name="ro1">
          <table:table-cell table:style-name="odsStyleTableCell-6b6ef82e9cbb57b6a9011697d9d8f75d" table:number-columns-spanned="5" table:number-rows-spanned="1" office:value-type="string">
            <text:p>TABLA DE COTIZACIONES DEL 19 DE ABRIL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6b6ef82e9cbb57b6a9011697d9d8f75d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b02e679d428f983ce4134fb2eaa6a2fb" office:value-type="string">
            <text:p>PAIS</text:p>
          </table:table-cell>
          <table:table-cell table:style-name="odsStyleTableCell-b02e679d428f983ce4134fb2eaa6a2fb" office:value-type="string">
            <text:p>UNIDAD MONETARIA</text:p>
          </table:table-cell>
          <table:table-cell table:style-name="odsStyleTableCell-b02e679d428f983ce4134fb2eaa6a2fb" office:value-type="string">
            <text:p>MONEDA</text:p>
          </table:table-cell>
          <table:table-cell table:style-name="odsStyleTableCell-b02e679d428f983ce4134fb2eaa6a2fb" office:value-type="string">
            <text:p>TIPO DE CAMBIO EN Bs POR UNIDAD DE MONEDA EXTRANJERA</text:p>
          </table:table-cell>
          <table:table-cell table:style-name="odsStyleTableCell-b02e679d428f983ce4134fb2eaa6a2fb" office:value-type="string">
            <text:p>TIPO DE CAMBIO EN M.E.</text:p>
          </table:table-cell>
        </table:table-row>
        <table:table-row table:style-name="ro1">
          <table:table-cell table:style-name="odsStyleTableCell-30f918fea7670679a9b3b75d409e7871" office:value-type="string">
            <text:p>ESTADOS UNIDOS</text:p>
          </table:table-cell>
          <table:table-cell table:style-name="odsStyleTableCell-30f918fea7670679a9b3b75d409e7871" office:value-type="string">
            <text:p>DOLAR VENTA</text:p>
          </table:table-cell>
          <table:table-cell table:style-name="odsStyleTableCell-30f918fea7670679a9b3b75d409e7871" office:value-type="string">
            <text:p>USD.VENTA</text:p>
          </table:table-cell>
          <table:table-cell table:style-name="odsStyleTableCell-13d25d9ec83b0b60d129d9c368f661fb" office:value-type="string">
            <text:p>6.96000</text:p>
          </table:table-cell>
          <table:table-cell table:style-name="odsStyleTableCell-13d25d9ec83b0b60d129d9c368f661fb" office:value-type="string">
            <text:p/>
          </table:table-cell>
        </table:table-row>
        <table:table-row table:style-name="ro1">
          <table:table-cell table:style-name="odsStyleTableCell-30f918fea7670679a9b3b75d409e7871" office:value-type="string">
            <text:p>ESTADOS UNIDOS</text:p>
          </table:table-cell>
          <table:table-cell table:style-name="odsStyleTableCell-30f918fea7670679a9b3b75d409e7871" office:value-type="string">
            <text:p>DOLAR COMPRA</text:p>
          </table:table-cell>
          <table:table-cell table:style-name="odsStyleTableCell-30f918fea7670679a9b3b75d409e7871" office:value-type="string">
            <text:p>USD.COMPRA</text:p>
          </table:table-cell>
          <table:table-cell table:style-name="odsStyleTableCell-13d25d9ec83b0b60d129d9c368f661fb" office:value-type="string">
            <text:p>6.86000</text:p>
          </table:table-cell>
          <table:table-cell table:style-name="odsStyleTableCell-13d25d9ec83b0b60d129d9c368f661fb" office:value-type="string">
            <text:p/>
          </table:table-cell>
        </table:table-row>
        <table:table-row table:style-name="ro1">
          <table:table-cell table:style-name="odsStyleTableCell-30f918fea7670679a9b3b75d409e7871" office:value-type="string">
            <text:p>UNION EUROPEA</text:p>
          </table:table-cell>
          <table:table-cell table:style-name="odsStyleTableCell-30f918fea7670679a9b3b75d409e7871" office:value-type="string">
            <text:p>EURO</text:p>
          </table:table-cell>
          <table:table-cell table:style-name="odsStyleTableCell-30f918fea7670679a9b3b75d409e7871" office:value-type="string">
            <text:p>EUR</text:p>
          </table:table-cell>
          <table:table-cell table:style-name="odsStyleTableCell-13d25d9ec83b0b60d129d9c368f661fb" office:value-type="string">
            <text:p>7.31343</text:p>
          </table:table-cell>
          <table:table-cell table:style-name="odsStyleTableCell-13d25d9ec83b0b60d129d9c368f661fb" office:value-type="string">
            <text:p>0.93800</text:p>
          </table:table-cell>
        </table:table-row>
        <table:table-row table:style-name="ro1">
          <table:table-cell table:style-name="odsStyleTableCell-30f918fea7670679a9b3b75d409e7871" office:value-type="string">
            <text:p>JAPON</text:p>
          </table:table-cell>
          <table:table-cell table:style-name="odsStyleTableCell-30f918fea7670679a9b3b75d409e7871" office:value-type="string">
            <text:p>YEN</text:p>
          </table:table-cell>
          <table:table-cell table:style-name="odsStyleTableCell-30f918fea7670679a9b3b75d409e7871" office:value-type="string">
            <text:p>JPY</text:p>
          </table:table-cell>
          <table:table-cell table:style-name="odsStyleTableCell-13d25d9ec83b0b60d129d9c368f661fb" office:value-type="string">
            <text:p>0.04438</text:p>
          </table:table-cell>
          <table:table-cell table:style-name="odsStyleTableCell-13d25d9ec83b0b60d129d9c368f661fb" office:value-type="string">
            <text:p>154.59000</text:p>
          </table:table-cell>
        </table:table-row>
        <table:table-row table:style-name="ro1">
          <table:table-cell table:style-name="odsStyleTableCell-30f918fea7670679a9b3b75d409e7871" office:value-type="string">
            <text:p>ARABIA SAUDITA</text:p>
          </table:table-cell>
          <table:table-cell table:style-name="odsStyleTableCell-30f918fea7670679a9b3b75d409e7871" office:value-type="string">
            <text:p>RIYAL SAUDÍ</text:p>
          </table:table-cell>
          <table:table-cell table:style-name="odsStyleTableCell-30f918fea7670679a9b3b75d409e7871" office:value-type="string">
            <text:p>SAR</text:p>
          </table:table-cell>
          <table:table-cell table:style-name="odsStyleTableCell-13d25d9ec83b0b60d129d9c368f661fb" office:value-type="string">
            <text:p>1.82875</text:p>
          </table:table-cell>
          <table:table-cell table:style-name="odsStyleTableCell-13d25d9ec83b0b60d129d9c368f661fb" office:value-type="string">
            <text:p>3.75120</text:p>
          </table:table-cell>
        </table:table-row>
        <table:table-row table:style-name="ro1">
          <table:table-cell table:style-name="odsStyleTableCell-30f918fea7670679a9b3b75d409e7871" office:value-type="string">
            <text:p>ARGELIA</text:p>
          </table:table-cell>
          <table:table-cell table:style-name="odsStyleTableCell-30f918fea7670679a9b3b75d409e7871" office:value-type="string">
            <text:p>DINAR ARGELINO</text:p>
          </table:table-cell>
          <table:table-cell table:style-name="odsStyleTableCell-30f918fea7670679a9b3b75d409e7871" office:value-type="string">
            <text:p>DZD</text:p>
          </table:table-cell>
          <table:table-cell table:style-name="odsStyleTableCell-13d25d9ec83b0b60d129d9c368f661fb" office:value-type="string">
            <text:p>0.05102</text:p>
          </table:table-cell>
          <table:table-cell table:style-name="odsStyleTableCell-13d25d9ec83b0b60d129d9c368f661fb" office:value-type="string">
            <text:p>134.46040</text:p>
          </table:table-cell>
        </table:table-row>
        <table:table-row table:style-name="ro1">
          <table:table-cell table:style-name="odsStyleTableCell-30f918fea7670679a9b3b75d409e7871" office:value-type="string">
            <text:p>ARGENTINA</text:p>
          </table:table-cell>
          <table:table-cell table:style-name="odsStyleTableCell-30f918fea7670679a9b3b75d409e7871" office:value-type="string">
            <text:p>PESO</text:p>
          </table:table-cell>
          <table:table-cell table:style-name="odsStyleTableCell-30f918fea7670679a9b3b75d409e7871" office:value-type="string">
            <text:p>ARS</text:p>
          </table:table-cell>
          <table:table-cell table:style-name="odsStyleTableCell-13d25d9ec83b0b60d129d9c368f661fb" office:value-type="string">
            <text:p>0.00789</text:p>
          </table:table-cell>
          <table:table-cell table:style-name="odsStyleTableCell-13d25d9ec83b0b60d129d9c368f661fb" office:value-type="string">
            <text:p>869.75200</text:p>
          </table:table-cell>
        </table:table-row>
        <table:table-row table:style-name="ro1">
          <table:table-cell table:style-name="odsStyleTableCell-30f918fea7670679a9b3b75d409e7871" office:value-type="string">
            <text:p>AUSTRALIA</text:p>
          </table:table-cell>
          <table:table-cell table:style-name="odsStyleTableCell-30f918fea7670679a9b3b75d409e7871" office:value-type="string">
            <text:p>DÓLAR</text:p>
          </table:table-cell>
          <table:table-cell table:style-name="odsStyleTableCell-30f918fea7670679a9b3b75d409e7871" office:value-type="string">
            <text:p>AUD</text:p>
          </table:table-cell>
          <table:table-cell table:style-name="odsStyleTableCell-13d25d9ec83b0b60d129d9c368f661fb" office:value-type="string">
            <text:p>4.41441</text:p>
          </table:table-cell>
          <table:table-cell table:style-name="odsStyleTableCell-13d25d9ec83b0b60d129d9c368f661fb" office:value-type="string">
            <text:p>1.55400</text:p>
          </table:table-cell>
        </table:table-row>
        <table:table-row table:style-name="ro1">
          <table:table-cell table:style-name="odsStyleTableCell-30f918fea7670679a9b3b75d409e7871" office:value-type="string">
            <text:p>BRASIL</text:p>
          </table:table-cell>
          <table:table-cell table:style-name="odsStyleTableCell-30f918fea7670679a9b3b75d409e7871" office:value-type="string">
            <text:p>REAL</text:p>
          </table:table-cell>
          <table:table-cell table:style-name="odsStyleTableCell-30f918fea7670679a9b3b75d409e7871" office:value-type="string">
            <text:p>BRL</text:p>
          </table:table-cell>
          <table:table-cell table:style-name="odsStyleTableCell-13d25d9ec83b0b60d129d9c368f661fb" office:value-type="string">
            <text:p>1.30401</text:p>
          </table:table-cell>
          <table:table-cell table:style-name="odsStyleTableCell-13d25d9ec83b0b60d129d9c368f661fb" office:value-type="string">
            <text:p>5.26070</text:p>
          </table:table-cell>
        </table:table-row>
        <table:table-row table:style-name="ro1">
          <table:table-cell table:style-name="odsStyleTableCell-30f918fea7670679a9b3b75d409e7871" office:value-type="string">
            <text:p>CANADA</text:p>
          </table:table-cell>
          <table:table-cell table:style-name="odsStyleTableCell-30f918fea7670679a9b3b75d409e7871" office:value-type="string">
            <text:p>DÓLAR</text:p>
          </table:table-cell>
          <table:table-cell table:style-name="odsStyleTableCell-30f918fea7670679a9b3b75d409e7871" office:value-type="string">
            <text:p>CAD</text:p>
          </table:table-cell>
          <table:table-cell table:style-name="odsStyleTableCell-13d25d9ec83b0b60d129d9c368f661fb" office:value-type="string">
            <text:p>4.98619</text:p>
          </table:table-cell>
          <table:table-cell table:style-name="odsStyleTableCell-13d25d9ec83b0b60d129d9c368f661fb" office:value-type="string">
            <text:p>1.37580</text:p>
          </table:table-cell>
        </table:table-row>
        <table:table-row table:style-name="ro1">
          <table:table-cell table:style-name="odsStyleTableCell-30f918fea7670679a9b3b75d409e7871" office:value-type="string">
            <text:p>CHILE</text:p>
          </table:table-cell>
          <table:table-cell table:style-name="odsStyleTableCell-30f918fea7670679a9b3b75d409e7871" office:value-type="string">
            <text:p>PESO</text:p>
          </table:table-cell>
          <table:table-cell table:style-name="odsStyleTableCell-30f918fea7670679a9b3b75d409e7871" office:value-type="string">
            <text:p>CLP</text:p>
          </table:table-cell>
          <table:table-cell table:style-name="odsStyleTableCell-13d25d9ec83b0b60d129d9c368f661fb" office:value-type="string">
            <text:p>0.00710</text:p>
          </table:table-cell>
          <table:table-cell table:style-name="odsStyleTableCell-13d25d9ec83b0b60d129d9c368f661fb" office:value-type="string">
            <text:p>966.29000</text:p>
          </table:table-cell>
        </table:table-row>
        <table:table-row table:style-name="ro1">
          <table:table-cell table:style-name="odsStyleTableCell-30f918fea7670679a9b3b75d409e7871" office:value-type="string">
            <text:p>COLOMBIA</text:p>
          </table:table-cell>
          <table:table-cell table:style-name="odsStyleTableCell-30f918fea7670679a9b3b75d409e7871" office:value-type="string">
            <text:p>PESO</text:p>
          </table:table-cell>
          <table:table-cell table:style-name="odsStyleTableCell-30f918fea7670679a9b3b75d409e7871" office:value-type="string">
            <text:p>COP</text:p>
          </table:table-cell>
          <table:table-cell table:style-name="odsStyleTableCell-13d25d9ec83b0b60d129d9c368f661fb" office:value-type="string">
            <text:p>0.00174</text:p>
          </table:table-cell>
          <table:table-cell table:style-name="odsStyleTableCell-13d25d9ec83b0b60d129d9c368f661fb" office:value-type="string">
            <text:p>3,936.48000</text:p>
          </table:table-cell>
        </table:table-row>
        <table:table-row table:style-name="ro1">
          <table:table-cell table:style-name="odsStyleTableCell-30f918fea7670679a9b3b75d409e7871" office:value-type="string">
            <text:p>COREA DEL SUR</text:p>
          </table:table-cell>
          <table:table-cell table:style-name="odsStyleTableCell-30f918fea7670679a9b3b75d409e7871" office:value-type="string">
            <text:p>WON</text:p>
          </table:table-cell>
          <table:table-cell table:style-name="odsStyleTableCell-30f918fea7670679a9b3b75d409e7871" office:value-type="string">
            <text:p>KRW</text:p>
          </table:table-cell>
          <table:table-cell table:style-name="odsStyleTableCell-13d25d9ec83b0b60d129d9c368f661fb" office:value-type="string">
            <text:p>0.00500</text:p>
          </table:table-cell>
          <table:table-cell table:style-name="odsStyleTableCell-13d25d9ec83b0b60d129d9c368f661fb" office:value-type="string">
            <text:p>1,373.33000</text:p>
          </table:table-cell>
        </table:table-row>
        <table:table-row table:style-name="ro1">
          <table:table-cell table:style-name="odsStyleTableCell-30f918fea7670679a9b3b75d409e7871" office:value-type="string">
            <text:p>COSTA RICA</text:p>
          </table:table-cell>
          <table:table-cell table:style-name="odsStyleTableCell-30f918fea7670679a9b3b75d409e7871" office:value-type="string">
            <text:p>COLON COSTARRICENSE</text:p>
          </table:table-cell>
          <table:table-cell table:style-name="odsStyleTableCell-30f918fea7670679a9b3b75d409e7871" office:value-type="string">
            <text:p>CRC</text:p>
          </table:table-cell>
          <table:table-cell table:style-name="odsStyleTableCell-13d25d9ec83b0b60d129d9c368f661fb" office:value-type="string">
            <text:p>0.01366</text:p>
          </table:table-cell>
          <table:table-cell table:style-name="odsStyleTableCell-13d25d9ec83b0b60d129d9c368f661fb" office:value-type="string">
            <text:p>502.07000</text:p>
          </table:table-cell>
        </table:table-row>
        <table:table-row table:style-name="ro1">
          <table:table-cell table:style-name="odsStyleTableCell-30f918fea7670679a9b3b75d409e7871" office:value-type="string">
            <text:p>REPUBLICA CHECA</text:p>
          </table:table-cell>
          <table:table-cell table:style-name="odsStyleTableCell-30f918fea7670679a9b3b75d409e7871" office:value-type="string">
            <text:p>CORONA CHECA</text:p>
          </table:table-cell>
          <table:table-cell table:style-name="odsStyleTableCell-30f918fea7670679a9b3b75d409e7871" office:value-type="string">
            <text:p>CZK</text:p>
          </table:table-cell>
          <table:table-cell table:style-name="odsStyleTableCell-13d25d9ec83b0b60d129d9c368f661fb" office:value-type="string">
            <text:p>0.28949</text:p>
          </table:table-cell>
          <table:table-cell table:style-name="odsStyleTableCell-13d25d9ec83b0b60d129d9c368f661fb" office:value-type="string">
            <text:p>23.69710</text:p>
          </table:table-cell>
        </table:table-row>
        <table:table-row table:style-name="ro1">
          <table:table-cell table:style-name="odsStyleTableCell-30f918fea7670679a9b3b75d409e7871" office:value-type="string">
            <text:p>DINAMARCA</text:p>
          </table:table-cell>
          <table:table-cell table:style-name="odsStyleTableCell-30f918fea7670679a9b3b75d409e7871" office:value-type="string">
            <text:p>CORONA</text:p>
          </table:table-cell>
          <table:table-cell table:style-name="odsStyleTableCell-30f918fea7670679a9b3b75d409e7871" office:value-type="string">
            <text:p>DKK</text:p>
          </table:table-cell>
          <table:table-cell table:style-name="odsStyleTableCell-13d25d9ec83b0b60d129d9c368f661fb" office:value-type="string">
            <text:p>0.98017</text:p>
          </table:table-cell>
          <table:table-cell table:style-name="odsStyleTableCell-13d25d9ec83b0b60d129d9c368f661fb" office:value-type="string">
            <text:p>6.99880</text:p>
          </table:table-cell>
        </table:table-row>
        <table:table-row table:style-name="ro1">
          <table:table-cell table:style-name="odsStyleTableCell-30f918fea7670679a9b3b75d409e7871" office:value-type="string">
            <text:p>ECUADOR</text:p>
          </table:table-cell>
          <table:table-cell table:style-name="odsStyleTableCell-30f918fea7670679a9b3b75d409e7871" office:value-type="string">
            <text:p>DÓLAR</text:p>
          </table:table-cell>
          <table:table-cell table:style-name="odsStyleTableCell-30f918fea7670679a9b3b75d409e7871" office:value-type="string">
            <text:p>USD</text:p>
          </table:table-cell>
          <table:table-cell table:style-name="odsStyleTableCell-13d25d9ec83b0b60d129d9c368f661fb" office:value-type="string">
            <text:p>6.86000</text:p>
          </table:table-cell>
          <table:table-cell table:style-name="odsStyleTableCell-13d25d9ec83b0b60d129d9c368f661fb" office:value-type="string">
            <text:p>1.00000</text:p>
          </table:table-cell>
        </table:table-row>
        <table:table-row table:style-name="ro1">
          <table:table-cell table:style-name="odsStyleTableCell-30f918fea7670679a9b3b75d409e7871" office:value-type="string">
            <text:p>EMIRATOS ARABES</text:p>
          </table:table-cell>
          <table:table-cell table:style-name="odsStyleTableCell-30f918fea7670679a9b3b75d409e7871" office:value-type="string">
            <text:p>DIRHAM</text:p>
          </table:table-cell>
          <table:table-cell table:style-name="odsStyleTableCell-30f918fea7670679a9b3b75d409e7871" office:value-type="string">
            <text:p>AED</text:p>
          </table:table-cell>
          <table:table-cell table:style-name="odsStyleTableCell-13d25d9ec83b0b60d129d9c368f661fb" office:value-type="string">
            <text:p>1.86794</text:p>
          </table:table-cell>
          <table:table-cell table:style-name="odsStyleTableCell-13d25d9ec83b0b60d129d9c368f661fb" office:value-type="string">
            <text:p>3.67250</text:p>
          </table:table-cell>
        </table:table-row>
        <table:table-row table:style-name="ro1">
          <table:table-cell table:style-name="odsStyleTableCell-30f918fea7670679a9b3b75d409e7871" office:value-type="string">
            <text:p>FILIPINAS</text:p>
          </table:table-cell>
          <table:table-cell table:style-name="odsStyleTableCell-30f918fea7670679a9b3b75d409e7871" office:value-type="string">
            <text:p>PESO FILIPINO</text:p>
          </table:table-cell>
          <table:table-cell table:style-name="odsStyleTableCell-30f918fea7670679a9b3b75d409e7871" office:value-type="string">
            <text:p>PHP</text:p>
          </table:table-cell>
          <table:table-cell table:style-name="odsStyleTableCell-13d25d9ec83b0b60d129d9c368f661fb" office:value-type="string">
            <text:p>0.11993</text:p>
          </table:table-cell>
          <table:table-cell table:style-name="odsStyleTableCell-13d25d9ec83b0b60d129d9c368f661fb" office:value-type="string">
            <text:p>57.20000</text:p>
          </table:table-cell>
        </table:table-row>
        <table:table-row table:style-name="ro1">
          <table:table-cell table:style-name="odsStyleTableCell-30f918fea7670679a9b3b75d409e7871" office:value-type="string">
            <text:p>HAITÍ</text:p>
          </table:table-cell>
          <table:table-cell table:style-name="odsStyleTableCell-30f918fea7670679a9b3b75d409e7871" office:value-type="string">
            <text:p>GOURDE</text:p>
          </table:table-cell>
          <table:table-cell table:style-name="odsStyleTableCell-30f918fea7670679a9b3b75d409e7871" office:value-type="string">
            <text:p>HTG</text:p>
          </table:table-cell>
          <table:table-cell table:style-name="odsStyleTableCell-13d25d9ec83b0b60d129d9c368f661fb" office:value-type="string">
            <text:p>0.05196</text:p>
          </table:table-cell>
          <table:table-cell table:style-name="odsStyleTableCell-13d25d9ec83b0b60d129d9c368f661fb" office:value-type="string">
            <text:p>132.02190</text:p>
          </table:table-cell>
        </table:table-row>
        <table:table-row table:style-name="ro1">
          <table:table-cell table:style-name="odsStyleTableCell-30f918fea7670679a9b3b75d409e7871" office:value-type="string">
            <text:p>HONG KONG</text:p>
          </table:table-cell>
          <table:table-cell table:style-name="odsStyleTableCell-30f918fea7670679a9b3b75d409e7871" office:value-type="string">
            <text:p>DÓLAR</text:p>
          </table:table-cell>
          <table:table-cell table:style-name="odsStyleTableCell-30f918fea7670679a9b3b75d409e7871" office:value-type="string">
            <text:p>HKD</text:p>
          </table:table-cell>
          <table:table-cell table:style-name="odsStyleTableCell-13d25d9ec83b0b60d129d9c368f661fb" office:value-type="string">
            <text:p>0.87598</text:p>
          </table:table-cell>
          <table:table-cell table:style-name="odsStyleTableCell-13d25d9ec83b0b60d129d9c368f661fb" office:value-type="string">
            <text:p>7.83120</text:p>
          </table:table-cell>
        </table:table-row>
        <table:table-row table:style-name="ro1">
          <table:table-cell table:style-name="odsStyleTableCell-30f918fea7670679a9b3b75d409e7871" office:value-type="string">
            <text:p>INDIA</text:p>
          </table:table-cell>
          <table:table-cell table:style-name="odsStyleTableCell-30f918fea7670679a9b3b75d409e7871" office:value-type="string">
            <text:p>RUPIA</text:p>
          </table:table-cell>
          <table:table-cell table:style-name="odsStyleTableCell-30f918fea7670679a9b3b75d409e7871" office:value-type="string">
            <text:p>INR</text:p>
          </table:table-cell>
          <table:table-cell table:style-name="odsStyleTableCell-13d25d9ec83b0b60d129d9c368f661fb" office:value-type="string">
            <text:p>0.08211</text:p>
          </table:table-cell>
          <table:table-cell table:style-name="odsStyleTableCell-13d25d9ec83b0b60d129d9c368f661fb" office:value-type="string">
            <text:p>83.54250</text:p>
          </table:table-cell>
        </table:table-row>
        <table:table-row table:style-name="ro1">
          <table:table-cell table:style-name="odsStyleTableCell-30f918fea7670679a9b3b75d409e7871" office:value-type="string">
            <text:p>INDONESIA</text:p>
          </table:table-cell>
          <table:table-cell table:style-name="odsStyleTableCell-30f918fea7670679a9b3b75d409e7871" office:value-type="string">
            <text:p>RUPIA INDONESIA</text:p>
          </table:table-cell>
          <table:table-cell table:style-name="odsStyleTableCell-30f918fea7670679a9b3b75d409e7871" office:value-type="string">
            <text:p>IDR</text:p>
          </table:table-cell>
          <table:table-cell table:style-name="odsStyleTableCell-13d25d9ec83b0b60d129d9c368f661fb" office:value-type="string">
            <text:p>0.00042</text:p>
          </table:table-cell>
          <table:table-cell table:style-name="odsStyleTableCell-13d25d9ec83b0b60d129d9c368f661fb" office:value-type="string">
            <text:p>16,175.00000</text:p>
          </table:table-cell>
        </table:table-row>
        <table:table-row table:style-name="ro1">
          <table:table-cell table:style-name="odsStyleTableCell-30f918fea7670679a9b3b75d409e7871" office:value-type="string">
            <text:p>ISRAEL</text:p>
          </table:table-cell>
          <table:table-cell table:style-name="odsStyleTableCell-30f918fea7670679a9b3b75d409e7871" office:value-type="string">
            <text:p>NUEVO SÉQUEL</text:p>
          </table:table-cell>
          <table:table-cell table:style-name="odsStyleTableCell-30f918fea7670679a9b3b75d409e7871" office:value-type="string">
            <text:p>ILS</text:p>
          </table:table-cell>
          <table:table-cell table:style-name="odsStyleTableCell-13d25d9ec83b0b60d129d9c368f661fb" office:value-type="string">
            <text:p>1.80783</text:p>
          </table:table-cell>
          <table:table-cell table:style-name="odsStyleTableCell-13d25d9ec83b0b60d129d9c368f661fb" office:value-type="string">
            <text:p>3.79460</text:p>
          </table:table-cell>
        </table:table-row>
        <table:table-row table:style-name="ro1">
          <table:table-cell table:style-name="odsStyleTableCell-30f918fea7670679a9b3b75d409e7871" office:value-type="string">
            <text:p>MALASIA</text:p>
          </table:table-cell>
          <table:table-cell table:style-name="odsStyleTableCell-30f918fea7670679a9b3b75d409e7871" office:value-type="string">
            <text:p>RINGGIT MALAYO</text:p>
          </table:table-cell>
          <table:table-cell table:style-name="odsStyleTableCell-30f918fea7670679a9b3b75d409e7871" office:value-type="string">
            <text:p>MYR</text:p>
          </table:table-cell>
          <table:table-cell table:style-name="odsStyleTableCell-13d25d9ec83b0b60d129d9c368f661fb" office:value-type="string">
            <text:p>1.43350</text:p>
          </table:table-cell>
          <table:table-cell table:style-name="odsStyleTableCell-13d25d9ec83b0b60d129d9c368f661fb" office:value-type="string">
            <text:p>4.78550</text:p>
          </table:table-cell>
        </table:table-row>
        <table:table-row table:style-name="ro1">
          <table:table-cell table:style-name="odsStyleTableCell-30f918fea7670679a9b3b75d409e7871" office:value-type="string">
            <text:p>MEXICO</text:p>
          </table:table-cell>
          <table:table-cell table:style-name="odsStyleTableCell-30f918fea7670679a9b3b75d409e7871" office:value-type="string">
            <text:p>PESO</text:p>
          </table:table-cell>
          <table:table-cell table:style-name="odsStyleTableCell-30f918fea7670679a9b3b75d409e7871" office:value-type="string">
            <text:p>MXN</text:p>
          </table:table-cell>
          <table:table-cell table:style-name="odsStyleTableCell-13d25d9ec83b0b60d129d9c368f661fb" office:value-type="string">
            <text:p>0.40070</text:p>
          </table:table-cell>
          <table:table-cell table:style-name="odsStyleTableCell-13d25d9ec83b0b60d129d9c368f661fb" office:value-type="string">
            <text:p>17.12000</text:p>
          </table:table-cell>
        </table:table-row>
        <table:table-row table:style-name="ro1">
          <table:table-cell table:style-name="odsStyleTableCell-30f918fea7670679a9b3b75d409e7871" office:value-type="string">
            <text:p>NORUEGA</text:p>
          </table:table-cell>
          <table:table-cell table:style-name="odsStyleTableCell-30f918fea7670679a9b3b75d409e7871" office:value-type="string">
            <text:p>CORONA</text:p>
          </table:table-cell>
          <table:table-cell table:style-name="odsStyleTableCell-30f918fea7670679a9b3b75d409e7871" office:value-type="string">
            <text:p>NOK</text:p>
          </table:table-cell>
          <table:table-cell table:style-name="odsStyleTableCell-13d25d9ec83b0b60d129d9c368f661fb" office:value-type="string">
            <text:p>0.62179</text:p>
          </table:table-cell>
          <table:table-cell table:style-name="odsStyleTableCell-13d25d9ec83b0b60d129d9c368f661fb" office:value-type="string">
            <text:p>11.03270</text:p>
          </table:table-cell>
        </table:table-row>
        <table:table-row table:style-name="ro1">
          <table:table-cell table:style-name="odsStyleTableCell-30f918fea7670679a9b3b75d409e7871" office:value-type="string">
            <text:p>PANAMÁ</text:p>
          </table:table-cell>
          <table:table-cell table:style-name="odsStyleTableCell-30f918fea7670679a9b3b75d409e7871" office:value-type="string">
            <text:p>BALBOA</text:p>
          </table:table-cell>
          <table:table-cell table:style-name="odsStyleTableCell-30f918fea7670679a9b3b75d409e7871" office:value-type="string">
            <text:p>PAB</text:p>
          </table:table-cell>
          <table:table-cell table:style-name="odsStyleTableCell-13d25d9ec83b0b60d129d9c368f661fb" office:value-type="string">
            <text:p>6.86000</text:p>
          </table:table-cell>
          <table:table-cell table:style-name="odsStyleTableCell-13d25d9ec83b0b60d129d9c368f661fb" office:value-type="string">
            <text:p>1.00000</text:p>
          </table:table-cell>
        </table:table-row>
        <table:table-row table:style-name="ro1">
          <table:table-cell table:style-name="odsStyleTableCell-30f918fea7670679a9b3b75d409e7871" office:value-type="string">
            <text:p>PARAGUAY</text:p>
          </table:table-cell>
          <table:table-cell table:style-name="odsStyleTableCell-30f918fea7670679a9b3b75d409e7871" office:value-type="string">
            <text:p>GUARANI</text:p>
          </table:table-cell>
          <table:table-cell table:style-name="odsStyleTableCell-30f918fea7670679a9b3b75d409e7871" office:value-type="string">
            <text:p>PYG</text:p>
          </table:table-cell>
          <table:table-cell table:style-name="odsStyleTableCell-13d25d9ec83b0b60d129d9c368f661fb" office:value-type="string">
            <text:p>0.00093</text:p>
          </table:table-cell>
          <table:table-cell table:style-name="odsStyleTableCell-13d25d9ec83b0b60d129d9c368f661fb" office:value-type="string">
            <text:p>7,396.50000</text:p>
          </table:table-cell>
        </table:table-row>
        <table:table-row table:style-name="ro1">
          <table:table-cell table:style-name="odsStyleTableCell-30f918fea7670679a9b3b75d409e7871" office:value-type="string">
            <text:p>PERU</text:p>
          </table:table-cell>
          <table:table-cell table:style-name="odsStyleTableCell-30f918fea7670679a9b3b75d409e7871" office:value-type="string">
            <text:p>NUEVO SOL</text:p>
          </table:table-cell>
          <table:table-cell table:style-name="odsStyleTableCell-30f918fea7670679a9b3b75d409e7871" office:value-type="string">
            <text:p>PEN</text:p>
          </table:table-cell>
          <table:table-cell table:style-name="odsStyleTableCell-13d25d9ec83b0b60d129d9c368f661fb" office:value-type="string">
            <text:p>1.83752</text:p>
          </table:table-cell>
          <table:table-cell table:style-name="odsStyleTableCell-13d25d9ec83b0b60d129d9c368f661fb" office:value-type="string">
            <text:p>3.73330</text:p>
          </table:table-cell>
        </table:table-row>
        <table:table-row table:style-name="ro1">
          <table:table-cell table:style-name="odsStyleTableCell-30f918fea7670679a9b3b75d409e7871" office:value-type="string">
            <text:p>REINO UNIDO</text:p>
          </table:table-cell>
          <table:table-cell table:style-name="odsStyleTableCell-30f918fea7670679a9b3b75d409e7871" office:value-type="string">
            <text:p>LIBRA</text:p>
          </table:table-cell>
          <table:table-cell table:style-name="odsStyleTableCell-30f918fea7670679a9b3b75d409e7871" office:value-type="string">
            <text:p>GBP</text:p>
          </table:table-cell>
          <table:table-cell table:style-name="odsStyleTableCell-13d25d9ec83b0b60d129d9c368f661fb" office:value-type="string">
            <text:p>8.55095</text:p>
          </table:table-cell>
          <table:table-cell table:style-name="odsStyleTableCell-13d25d9ec83b0b60d129d9c368f661fb" office:value-type="string">
            <text:p>0.80225</text:p>
          </table:table-cell>
        </table:table-row>
        <table:table-row table:style-name="ro1">
          <table:table-cell table:style-name="odsStyleTableCell-30f918fea7670679a9b3b75d409e7871" office:value-type="string">
            <text:p>REPÚBLICA DOMINICANA</text:p>
          </table:table-cell>
          <table:table-cell table:style-name="odsStyleTableCell-30f918fea7670679a9b3b75d409e7871" office:value-type="string">
            <text:p>PESO DOMINICANO</text:p>
          </table:table-cell>
          <table:table-cell table:style-name="odsStyleTableCell-30f918fea7670679a9b3b75d409e7871" office:value-type="string">
            <text:p>DOP</text:p>
          </table:table-cell>
          <table:table-cell table:style-name="odsStyleTableCell-13d25d9ec83b0b60d129d9c368f661fb" office:value-type="string">
            <text:p>0.11605</text:p>
          </table:table-cell>
          <table:table-cell table:style-name="odsStyleTableCell-13d25d9ec83b0b60d129d9c368f661fb" office:value-type="string">
            <text:p>59.11400</text:p>
          </table:table-cell>
        </table:table-row>
        <table:table-row table:style-name="ro1">
          <table:table-cell table:style-name="odsStyleTableCell-30f918fea7670679a9b3b75d409e7871" office:value-type="string">
            <text:p>REP.POPULAR CHINA</text:p>
          </table:table-cell>
          <table:table-cell table:style-name="odsStyleTableCell-30f918fea7670679a9b3b75d409e7871" office:value-type="string">
            <text:p>YUAN RENMINBI OFFSHORE</text:p>
          </table:table-cell>
          <table:table-cell table:style-name="odsStyleTableCell-30f918fea7670679a9b3b75d409e7871" office:value-type="string">
            <text:p>CNH</text:p>
          </table:table-cell>
          <table:table-cell table:style-name="odsStyleTableCell-13d25d9ec83b0b60d129d9c368f661fb" office:value-type="string">
            <text:p>0.94623</text:p>
          </table:table-cell>
          <table:table-cell table:style-name="odsStyleTableCell-13d25d9ec83b0b60d129d9c368f661fb" office:value-type="string">
            <text:p>7.24980</text:p>
          </table:table-cell>
        </table:table-row>
        <table:table-row table:style-name="ro1">
          <table:table-cell table:style-name="odsStyleTableCell-30f918fea7670679a9b3b75d409e7871" office:value-type="string">
            <text:p>RUSIA</text:p>
          </table:table-cell>
          <table:table-cell table:style-name="odsStyleTableCell-30f918fea7670679a9b3b75d409e7871" office:value-type="string">
            <text:p>RUBLO RUSO</text:p>
          </table:table-cell>
          <table:table-cell table:style-name="odsStyleTableCell-30f918fea7670679a9b3b75d409e7871" office:value-type="string">
            <text:p>RUB</text:p>
          </table:table-cell>
          <table:table-cell table:style-name="odsStyleTableCell-13d25d9ec83b0b60d129d9c368f661fb" office:value-type="string">
            <text:p>0.07299</text:p>
          </table:table-cell>
          <table:table-cell table:style-name="odsStyleTableCell-13d25d9ec83b0b60d129d9c368f661fb" office:value-type="string">
            <text:p>93.98080</text:p>
          </table:table-cell>
        </table:table-row>
        <table:table-row table:style-name="ro1">
          <table:table-cell table:style-name="odsStyleTableCell-30f918fea7670679a9b3b75d409e7871" office:value-type="string">
            <text:p>SINGAPUR</text:p>
          </table:table-cell>
          <table:table-cell table:style-name="odsStyleTableCell-30f918fea7670679a9b3b75d409e7871" office:value-type="string">
            <text:p>DÓLAR</text:p>
          </table:table-cell>
          <table:table-cell table:style-name="odsStyleTableCell-30f918fea7670679a9b3b75d409e7871" office:value-type="string">
            <text:p>SGD</text:p>
          </table:table-cell>
          <table:table-cell table:style-name="odsStyleTableCell-13d25d9ec83b0b60d129d9c368f661fb" office:value-type="string">
            <text:p>5.04041</text:p>
          </table:table-cell>
          <table:table-cell table:style-name="odsStyleTableCell-13d25d9ec83b0b60d129d9c368f661fb" office:value-type="string">
            <text:p>1.36100</text:p>
          </table:table-cell>
        </table:table-row>
        <table:table-row table:style-name="ro1">
          <table:table-cell table:style-name="odsStyleTableCell-30f918fea7670679a9b3b75d409e7871" office:value-type="string">
            <text:p>SUDÁFRICA</text:p>
          </table:table-cell>
          <table:table-cell table:style-name="odsStyleTableCell-30f918fea7670679a9b3b75d409e7871" office:value-type="string">
            <text:p>RAND</text:p>
          </table:table-cell>
          <table:table-cell table:style-name="odsStyleTableCell-30f918fea7670679a9b3b75d409e7871" office:value-type="string">
            <text:p>ZAR</text:p>
          </table:table-cell>
          <table:table-cell table:style-name="odsStyleTableCell-13d25d9ec83b0b60d129d9c368f661fb" office:value-type="string">
            <text:p>0.35832</text:p>
          </table:table-cell>
          <table:table-cell table:style-name="odsStyleTableCell-13d25d9ec83b0b60d129d9c368f661fb" office:value-type="string">
            <text:p>19.14490</text:p>
          </table:table-cell>
        </table:table-row>
        <table:table-row table:style-name="ro1">
          <table:table-cell table:style-name="odsStyleTableCell-30f918fea7670679a9b3b75d409e7871" office:value-type="string">
            <text:p>SUECIA</text:p>
          </table:table-cell>
          <table:table-cell table:style-name="odsStyleTableCell-30f918fea7670679a9b3b75d409e7871" office:value-type="string">
            <text:p>CORONA</text:p>
          </table:table-cell>
          <table:table-cell table:style-name="odsStyleTableCell-30f918fea7670679a9b3b75d409e7871" office:value-type="string">
            <text:p>SEK</text:p>
          </table:table-cell>
          <table:table-cell table:style-name="odsStyleTableCell-13d25d9ec83b0b60d129d9c368f661fb" office:value-type="string">
            <text:p>0.62728</text:p>
          </table:table-cell>
          <table:table-cell table:style-name="odsStyleTableCell-13d25d9ec83b0b60d129d9c368f661fb" office:value-type="string">
            <text:p>10.93610</text:p>
          </table:table-cell>
        </table:table-row>
        <table:table-row table:style-name="ro1">
          <table:table-cell table:style-name="odsStyleTableCell-30f918fea7670679a9b3b75d409e7871" office:value-type="string">
            <text:p>SUIZA</text:p>
          </table:table-cell>
          <table:table-cell table:style-name="odsStyleTableCell-30f918fea7670679a9b3b75d409e7871" office:value-type="string">
            <text:p>FRANCO</text:p>
          </table:table-cell>
          <table:table-cell table:style-name="odsStyleTableCell-30f918fea7670679a9b3b75d409e7871" office:value-type="string">
            <text:p>CHF</text:p>
          </table:table-cell>
          <table:table-cell table:style-name="odsStyleTableCell-13d25d9ec83b0b60d129d9c368f661fb" office:value-type="string">
            <text:p>7.52606</text:p>
          </table:table-cell>
          <table:table-cell table:style-name="odsStyleTableCell-13d25d9ec83b0b60d129d9c368f661fb" office:value-type="string">
            <text:p>0.91150</text:p>
          </table:table-cell>
        </table:table-row>
        <table:table-row table:style-name="ro1">
          <table:table-cell table:style-name="odsStyleTableCell-30f918fea7670679a9b3b75d409e7871" office:value-type="string">
            <text:p>TAILANDIA</text:p>
          </table:table-cell>
          <table:table-cell table:style-name="odsStyleTableCell-30f918fea7670679a9b3b75d409e7871" office:value-type="string">
            <text:p>THAI BAHT</text:p>
          </table:table-cell>
          <table:table-cell table:style-name="odsStyleTableCell-30f918fea7670679a9b3b75d409e7871" office:value-type="string">
            <text:p>THB</text:p>
          </table:table-cell>
          <table:table-cell table:style-name="odsStyleTableCell-13d25d9ec83b0b60d129d9c368f661fb" office:value-type="string">
            <text:p>0.18642</text:p>
          </table:table-cell>
          <table:table-cell table:style-name="odsStyleTableCell-13d25d9ec83b0b60d129d9c368f661fb" office:value-type="string">
            <text:p>36.79900</text:p>
          </table:table-cell>
        </table:table-row>
        <table:table-row table:style-name="ro1">
          <table:table-cell table:style-name="odsStyleTableCell-30f918fea7670679a9b3b75d409e7871" office:value-type="string">
            <text:p>TAIWAN</text:p>
          </table:table-cell>
          <table:table-cell table:style-name="odsStyleTableCell-30f918fea7670679a9b3b75d409e7871" office:value-type="string">
            <text:p>DÓLAR</text:p>
          </table:table-cell>
          <table:table-cell table:style-name="odsStyleTableCell-30f918fea7670679a9b3b75d409e7871" office:value-type="string">
            <text:p>TWD</text:p>
          </table:table-cell>
          <table:table-cell table:style-name="odsStyleTableCell-13d25d9ec83b0b60d129d9c368f661fb" office:value-type="string">
            <text:p>0.21184</text:p>
          </table:table-cell>
          <table:table-cell table:style-name="odsStyleTableCell-13d25d9ec83b0b60d129d9c368f661fb" office:value-type="string">
            <text:p>32.38300</text:p>
          </table:table-cell>
        </table:table-row>
        <table:table-row table:style-name="ro1">
          <table:table-cell table:style-name="odsStyleTableCell-30f918fea7670679a9b3b75d409e7871" office:value-type="string">
            <text:p>TÚNEZ</text:p>
          </table:table-cell>
          <table:table-cell table:style-name="odsStyleTableCell-30f918fea7670679a9b3b75d409e7871" office:value-type="string">
            <text:p>DINAR TUNECINO</text:p>
          </table:table-cell>
          <table:table-cell table:style-name="odsStyleTableCell-30f918fea7670679a9b3b75d409e7871" office:value-type="string">
            <text:p>TND</text:p>
          </table:table-cell>
          <table:table-cell table:style-name="odsStyleTableCell-13d25d9ec83b0b60d129d9c368f661fb" office:value-type="string">
            <text:p>2.17467</text:p>
          </table:table-cell>
          <table:table-cell table:style-name="odsStyleTableCell-13d25d9ec83b0b60d129d9c368f661fb" office:value-type="string">
            <text:p>3.15450</text:p>
          </table:table-cell>
        </table:table-row>
        <table:table-row table:style-name="ro1">
          <table:table-cell table:style-name="odsStyleTableCell-30f918fea7670679a9b3b75d409e7871" office:value-type="string">
            <text:p>TURQUÍA</text:p>
          </table:table-cell>
          <table:table-cell table:style-name="odsStyleTableCell-30f918fea7670679a9b3b75d409e7871" office:value-type="string">
            <text:p>LIRA TURCA</text:p>
          </table:table-cell>
          <table:table-cell table:style-name="odsStyleTableCell-30f918fea7670679a9b3b75d409e7871" office:value-type="string">
            <text:p>TRY</text:p>
          </table:table-cell>
          <table:table-cell table:style-name="odsStyleTableCell-13d25d9ec83b0b60d129d9c368f661fb" office:value-type="string">
            <text:p>0.21105</text:p>
          </table:table-cell>
          <table:table-cell table:style-name="odsStyleTableCell-13d25d9ec83b0b60d129d9c368f661fb" office:value-type="string">
            <text:p>32.50460</text:p>
          </table:table-cell>
        </table:table-row>
        <table:table-row table:style-name="ro1">
          <table:table-cell table:style-name="odsStyleTableCell-30f918fea7670679a9b3b75d409e7871" office:value-type="string">
            <text:p>URUGUAY</text:p>
          </table:table-cell>
          <table:table-cell table:style-name="odsStyleTableCell-30f918fea7670679a9b3b75d409e7871" office:value-type="string">
            <text:p>PESO</text:p>
          </table:table-cell>
          <table:table-cell table:style-name="odsStyleTableCell-30f918fea7670679a9b3b75d409e7871" office:value-type="string">
            <text:p>UYU</text:p>
          </table:table-cell>
          <table:table-cell table:style-name="odsStyleTableCell-13d25d9ec83b0b60d129d9c368f661fb" office:value-type="string">
            <text:p>0.17841</text:p>
          </table:table-cell>
          <table:table-cell table:style-name="odsStyleTableCell-13d25d9ec83b0b60d129d9c368f661fb" office:value-type="string">
            <text:p>38.45180</text:p>
          </table:table-cell>
        </table:table-row>
        <table:table-row table:style-name="ro1">
          <table:table-cell table:style-name="odsStyleTableCell-30f918fea7670679a9b3b75d409e7871" office:value-type="string">
            <text:p>VENEZUELA</text:p>
          </table:table-cell>
          <table:table-cell table:style-name="odsStyleTableCell-30f918fea7670679a9b3b75d409e7871" office:value-type="string">
            <text:p>BOLIVAR DIGITAL</text:p>
          </table:table-cell>
          <table:table-cell table:style-name="odsStyleTableCell-30f918fea7670679a9b3b75d409e7871" office:value-type="string">
            <text:p>VES</text:p>
          </table:table-cell>
          <table:table-cell table:style-name="odsStyleTableCell-13d25d9ec83b0b60d129d9c368f661fb" office:value-type="string">
            <text:p>0.18908</text:p>
          </table:table-cell>
          <table:table-cell table:style-name="odsStyleTableCell-13d25d9ec83b0b60d129d9c368f661fb" office:value-type="string">
            <text:p>36.28110</text:p>
          </table:table-cell>
        </table:table-row>
        <table:table-row table:style-name="ro1">
          <table:table-cell table:style-name="odsStyleTableCell-30f918fea7670679a9b3b75d409e7871" office:value-type="string">
            <text:p>VIETNAM</text:p>
          </table:table-cell>
          <table:table-cell table:style-name="odsStyleTableCell-30f918fea7670679a9b3b75d409e7871" office:value-type="string">
            <text:p>DONG</text:p>
          </table:table-cell>
          <table:table-cell table:style-name="odsStyleTableCell-30f918fea7670679a9b3b75d409e7871" office:value-type="string">
            <text:p>VND</text:p>
          </table:table-cell>
          <table:table-cell table:style-name="odsStyleTableCell-13d25d9ec83b0b60d129d9c368f661fb" office:value-type="string">
            <text:p>0.00027</text:p>
          </table:table-cell>
          <table:table-cell table:style-name="odsStyleTableCell-13d25d9ec83b0b60d129d9c368f661fb" office:value-type="string">
            <text:p>25,382.00000</text:p>
          </table:table-cell>
        </table:table-row>
        <table:table-row table:style-name="ro1">
          <table:table-cell table:style-name="odsStyleTableCell-30f918fea7670679a9b3b75d409e7871" office:value-type="string">
            <text:p/>
          </table:table-cell>
          <table:table-cell table:style-name="odsStyleTableCell-30f918fea7670679a9b3b75d409e7871" office:value-type="string">
            <text:p>DERECHO ESPECIAL DE GIRO</text:p>
          </table:table-cell>
          <table:table-cell table:style-name="odsStyleTableCell-30f918fea7670679a9b3b75d409e7871" office:value-type="string">
            <text:p>USD/D.E.G.</text:p>
          </table:table-cell>
          <table:table-cell table:style-name="odsStyleTableCell-13d25d9ec83b0b60d129d9c368f661fb" office:value-type="string">
            <text:p/>
          </table:table-cell>
          <table:table-cell table:style-name="odsStyleTableCell-13d25d9ec83b0b60d129d9c368f661fb" office:value-type="string">
            <text:p>1.31689</text:p>
          </table:table-cell>
        </table:table-row>
        <table:table-row table:style-name="ro1">
          <table:table-cell table:style-name="odsStyleTableCell-30f918fea7670679a9b3b75d409e7871" office:value-type="string">
            <text:p/>
          </table:table-cell>
          <table:table-cell table:style-name="odsStyleTableCell-30f918fea7670679a9b3b75d409e7871" office:value-type="string">
            <text:p>UNIDAD DE FOMENTO DE VIVIENDA</text:p>
          </table:table-cell>
          <table:table-cell table:style-name="odsStyleTableCell-30f918fea7670679a9b3b75d409e7871" office:value-type="string">
            <text:p>Bs/UFV</text:p>
          </table:table-cell>
          <table:table-cell table:style-name="odsStyleTableCell-13d25d9ec83b0b60d129d9c368f661fb" office:value-type="string">
            <text:p/>
          </table:table-cell>
          <table:table-cell table:style-name="odsStyleTableCell-13d25d9ec83b0b60d129d9c368f661fb" office:value-type="string">
            <text:p>2.49081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6b6ef82e9cbb57b6a9011697d9d8f75d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b02e679d428f983ce4134fb2eaa6a2fb" office:value-type="string">
            <text:p> </text:p>
          </table:table-cell>
          <table:table-cell table:style-name="odsStyleTableCell-b02e679d428f983ce4134fb2eaa6a2fb" office:value-type="string">
            <text:p>UNIDAD MONETARIA</text:p>
          </table:table-cell>
          <table:table-cell table:style-name="odsStyleTableCell-b02e679d428f983ce4134fb2eaa6a2fb" office:value-type="string">
            <text:p>MONEDA</text:p>
          </table:table-cell>
          <table:table-cell table:style-name="odsStyleTableCell-b02e679d428f983ce4134fb2eaa6a2fb" office:value-type="string">
            <text:p>TIPO DE CAMBIO EN M.E.</text:p>
          </table:table-cell>
        </table:table-row>
        <table:table-row table:style-name="ro1">
          <table:table-cell table:style-name="odsStyleTableCell-30f918fea7670679a9b3b75d409e7871" office:value-type="string">
            <text:p>ORO</text:p>
          </table:table-cell>
          <table:table-cell table:style-name="odsStyleTableCell-30f918fea7670679a9b3b75d409e7871" office:value-type="string">
            <text:p>ONZA TROY ORO</text:p>
          </table:table-cell>
          <table:table-cell table:style-name="odsStyleTableCell-30f918fea7670679a9b3b75d409e7871" office:value-type="string">
            <text:p>USD./O.T.F.</text:p>
          </table:table-cell>
          <table:table-cell table:style-name="odsStyleTableCell-13d25d9ec83b0b60d129d9c368f661fb" office:value-type="string">
            <text:p>2,385.27000</text:p>
          </table:table-cell>
        </table:table-row>
        <table:table-row table:style-name="ro1">
          <table:table-cell table:style-name="odsStyleTableCell-30f918fea7670679a9b3b75d409e7871" office:value-type="string">
            <text:p>PLATA</text:p>
          </table:table-cell>
          <table:table-cell table:style-name="odsStyleTableCell-30f918fea7670679a9b3b75d409e7871" office:value-type="string">
            <text:p>ONZA TROY PLATA</text:p>
          </table:table-cell>
          <table:table-cell table:style-name="odsStyleTableCell-30f918fea7670679a9b3b75d409e7871" office:value-type="string">
            <text:p>USD./O.T.F.</text:p>
          </table:table-cell>
          <table:table-cell table:style-name="odsStyleTableCell-13d25d9ec83b0b60d129d9c368f661fb" office:value-type="string">
            <text:p>28.3770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6b6ef82e9cbb57b6a9011697d9d8f75d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b02e679d428f983ce4134fb2eaa6a2fb" office:value-type="string">
            <text:p> </text:p>
          </table:table-cell>
          <table:table-cell table:style-name="odsStyleTableCell-b02e679d428f983ce4134fb2eaa6a2fb" office:value-type="string">
            <text:p>1 MES</text:p>
          </table:table-cell>
          <table:table-cell table:style-name="odsStyleTableCell-b02e679d428f983ce4134fb2eaa6a2fb" office:value-type="string">
            <text:p>3 MESES</text:p>
          </table:table-cell>
          <table:table-cell table:style-name="odsStyleTableCell-b02e679d428f983ce4134fb2eaa6a2fb" office:value-type="string">
            <text:p>6 MESES</text:p>
          </table:table-cell>
        </table:table-row>
        <table:table-row table:style-name="ro1">
          <table:table-cell table:style-name="odsStyleTableCell-31f5909194f24eb34bff009a550e05bd" office:value-type="string">
            <text:p>TASA LIBOR(USD)</text:p>
          </table:table-cell>
          <table:table-cell table:style-name="odsStyleTableCell-13d25d9ec83b0b60d129d9c368f661fb" office:value-type="string">
            <text:p>5.43</text:p>
          </table:table-cell>
          <table:table-cell table:style-name="odsStyleTableCell-13d25d9ec83b0b60d129d9c368f661fb" office:value-type="string">
            <text:p>5.59</text:p>
          </table:table-cell>
          <table:table-cell table:style-name="odsStyleTableCell-13d25d9ec83b0b60d129d9c368f661fb" office:value-type="string">
            <text:p>5.73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30f918fea7670679a9b3b75d409e7871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8T20:18:51</meta:creation-date>
    <meta:generator>ods générator</meta:generator>
    <dc:date>2024-10-18T20:18:51</dc:date>
    <meta:editing-duration>PT1S</meta:editing-duration>
    <meta:editing-cycles>1</meta:editing-cycles>
    <meta:document-statistic meta:table-count="1" meta:cell-count="4" meta:object-count="0"/>
  </office:meta>
</office:document-meta>
</file>